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9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Mmscf/d</text:p>
          </table:table-cell>
          <table:table-cell table:style-name="ce1" office:value-type="string" calcext:value-type="string">
            <text:p>MMBtu/d</text:p>
          </table:table-cell>
          <table:table-cell table:style-name="ce1" office:value-type="string" calcext:value-type="string">
            <text:p>kWh/d</text:p>
          </table:table-cell>
          <table:table-cell table:style-name="ce1" office:value-type="string" calcext:value-type="string">
            <text:p>kWh</text:p>
          </table:table-cell>
          <table:table-cell table:style-name="ce1" office:value-type="string" calcext:value-type="string">
            <text:p>Twh_th/a</text:p>
          </table:table-cell>
          <table:table-cell table:style-name="ce1" office:value-type="string" calcext:value-type="string">
            <text:p>Twh_th/a 75%</text:p>
          </table:table-cell>
          <table:table-cell table:style-name="ce1" office:value-type="string" calcext:value-type="string">
            <text:p>Twh_el Eta=40%</text:p>
          </table:table-cell>
          <table:table-cell/>
          <table:table-cell table:style-name="ce1" office:value-type="string" calcext:value-type="string">
            <text:p>Uni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oble Contract</text:p>
          </table:table-cell>
          <table:table-cell table:formula="of:=[.C3]/1040" office:value-type="float" office:value="288.461538461538" calcext:value-type="float">
            <text:p>288.461538461538</text:p>
          </table:table-cell>
          <table:table-cell office:value-type="float" office:value="300000" calcext:value-type="float">
            <text:p>300000</text:p>
          </table:table-cell>
          <table:table-cell table:formula="of:=[.C3]*[.K6]" office:value-type="float" office:value="87921321" calcext:value-type="float">
            <text:p>87921321</text:p>
          </table:table-cell>
          <table:table-cell table:formula="of:=[.D3]*365" office:value-type="float" office:value="32091282165" calcext:value-type="float">
            <text:p>32091282165</text:p>
          </table:table-cell>
          <table:table-cell table:formula="of:=[.E3]/1000000000" office:value-type="float" office:value="32.091282165" calcext:value-type="float">
            <text:p>32.091282165</text:p>
          </table:table-cell>
          <table:table-cell table:formula="of:=[.F3]*0.75" office:value-type="float" office:value="24.06846162375" calcext:value-type="float">
            <text:p>24.06846162375</text:p>
          </table:table-cell>
          <table:table-cell table:formula="of:=[.G3]*0.4" office:value-type="float" office:value="9.6273846495" calcext:value-type="float">
            <text:p>9.6273846495</text:p>
          </table:table-cell>
          <table:table-cell/>
          <table:table-cell office:value-type="string" calcext:value-type="string">
            <text:p>Mmscf/d</text:p>
          </table:table-cell>
          <table:table-cell office:value-type="string" calcext:value-type="string">
            <text:p>Mmbtu/d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Twh/a 85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gas</text:p>
          </table:table-cell>
          <table:table-cell office:value-type="float" office:value="220" calcext:value-type="float">
            <text:p>220</text:p>
          </table:table-cell>
          <table:table-cell table:formula="of:=[.B5]*1040" office:value-type="float" office:value="228800" calcext:value-type="float">
            <text:p>228800</text:p>
          </table:table-cell>
          <table:table-cell table:formula="of:=[.C5]*[.K6]" office:value-type="float" office:value="67054660.816" calcext:value-type="float">
            <text:p>67054660.816</text:p>
          </table:table-cell>
          <table:table-cell table:formula="of:=[.D5]*365" office:value-type="float" office:value="24474951197.84" calcext:value-type="float">
            <text:p>24474951197.84</text:p>
          </table:table-cell>
          <table:table-cell table:formula="of:=[.E5]/1000000000" office:value-type="float" office:value="24.47495119784" calcext:value-type="float">
            <text:p>24.47495119784</text:p>
          </table:table-cell>
          <table:table-cell table:formula="of:=[.F5]*0.8" office:value-type="float" office:value="19.579960958272" calcext:value-type="float">
            <text:p>19.579960958272</text:p>
          </table:table-cell>
          <table:table-cell table:formula="of:=[.G5]*0.4" office:value-type="float" office:value="7.8319843833088" calcext:value-type="float">
            <text:p>7.8319843833088</text:p>
          </table:table-cell>
          <table:table-cell/>
          <table:table-cell office:value-type="string" calcext:value-type="string">
            <text:p>MMBTU</text:p>
          </table:table-cell>
          <table:table-cell office:value-type="string" calcext:value-type="string">
            <text:p>kW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93.07107" calcext:value-type="float">
            <text:p>293.0710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W</text:p>
          </table:table-cell>
          <table:table-cell office:value-type="string" calcext:value-type="string">
            <text:p>Mmbtu/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ice $/Mmbtu</text:p>
          </table:table-cell>
          <table:table-cell table:style-name="ce1" office:value-type="string" calcext:value-type="string">
            <text:p>$/Mw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341214" calcext:value-type="float">
            <text:p>0.003412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9]/293.07)*1000" office:value-type="float" office:value="20.472924557273" calcext:value-type="float">
            <text:p>20.472924557273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2"/>
          <table:table-cell table:formula="of:=290*1040" office:value-type="float" office:value="301600" calcext:value-type="float">
            <text:p>301600</text:p>
          </table:table-cell>
          <table:table-cell table:formula="of:=35*1040" office:value-type="float" office:value="36400" calcext:value-type="float">
            <text:p>364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09:22:05.689530367</meta:creation-date>
    <dc:date>2020-09-10T11:03:34.711159671</dc:date>
    <meta:editing-duration>PT20M20S</meta:editing-duration>
    <meta:editing-cycles>3</meta:editing-cycles>
    <meta:generator>LibreOffice/6.0.7.3$Linux_X86_64 LibreOffice_project/00m0$Build-3</meta:generator>
    <meta:document-statistic meta:table-count="1" meta:cell-count="43" meta:object-count="0"/>
  </office:meta>
</office:document-meta>
</file>